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, 'Arial Unicode MS'" style:font-charset="x-symbol"/>
    <style:font-face style:name="DejaVu Sans1" svg:font-family="'DejaVu Sans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Per_20_defecte_7e_LT_7e_Untertitel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 style:text-emphasize="none"/>
    </style:style>
    <style:style style:name="P2" style:family="paragraph" style:parent-style-name="Per_20_defecte_7e_LT_7e_Untertitel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/>
    </style:style>
    <style:style style:name="P3" style:family="paragraph" style:parent-style-name="Per_20_defecte_7e_LT_7e_Untertitel" style:list-style-name="L1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/>
    </style:style>
    <style:style style:name="P4" style:family="paragraph" style:parent-style-name="Per_20_defecte_7e_LT_7e_Untertitel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P5" style:family="paragraph" style:parent-style-name="Per_20_defecte_7e_LT_7e_Untertitel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 style:text-emphasize="none"/>
    </style:style>
    <style:style style:name="P6" style:family="paragraph" style:parent-style-name="Per_20_defecte_7e_LT_7e_Untertitel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14pt" fo:font-style="normal" fo:text-shadow="none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/>
    </style:style>
    <style:style style:name="P7" style:family="paragraph" style:parent-style-name="Per_20_defecte_7e_LT_7e_Untertitel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/>
    </style:style>
    <style:style style:name="P8" style:family="paragraph" style:parent-style-name="Per_20_defecte_7e_LT_7e_Untertitel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 style:text-emphasiz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 style:font-name-asian="Arial1" style:font-name-complex="Arial1"/>
    </style:style>
    <style:style style:name="T3" style:family="text">
      <style:text-properties style:font-name="Arial1" fo:font-weight="bold" style:font-name-asian="Arial1" style:font-weight-asian="bold" style:font-name-complex="Arial1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 <text:span text:style-name="T1">cada unitat didàctica </text:span>s'especificaran:</text:p>
      <text:p text:style-name="P2"/>
      <text:list text:style-name="L1">
        <text:list-item>
          <text:p text:style-name="P3">Els objectius terminals del crèdit, convenientment contextualitzats en la unitat didàctica.</text:p>
        </text:list-item>
        <text:list-item>
          <text:p text:style-name="P3">Els continguts que s'hi desenvoluparan, convenientment contextualitzats en la unitat didàctica.</text:p>
        </text:list-item>
        <text:list-item>
          <text:p text:style-name="P3">L'enunciat dels diversos nuclis d'activitat en què s'agruparà el conjunt d'activitats d'ensenyament-aprenentatge.</text:p>
        </text:list-item>
        <text:list-item>
          <text:p text:style-name="P3">La relació i un enunciat descriptiu de cada una de les activitats d'ensenyament-aprenentatge.</text:p>
        </text:list-item>
        <text:list-item>
          <text:p text:style-name="P3">Els recursos i els espais docents necessaris.</text:p>
        </text:list-item>
        <text:list-item>
          <text:p text:style-name="P3">Les activitats i els criteris d'avaluació.</text:p>
        </text:list-item>
      </text:list>
      <text:p text:style-name="P4"/>
      <text:p text:style-name="P5">b) Criteris per a l'elaboració i exposició oral d'una unitat didàctica</text:p>
      <text:p text:style-name="P4"/>
      <text:p text:style-name="P6"><text:span text:style-name="T2">Tenint en compte que en la formació professional poden existir unitats didàctiques de durada i extensió molt </text:span>variable en funció del crèdit, l'aspirant podrà optar o bé per elaborar la programació de tota una unitat didàctica o bé per <text:span text:style-name="T1">programar només una part de la mateixa que ha d'incloure un o més nuclis d'activitat.</text:span></text:p>
      <text:p text:style-name="P4"/>
      <text:p text:style-name="P6"><text:span text:style-name="T2">Aquells aspirants que elaborin la programació de la unitat didàctica a partir del temari oficial de l'especialitat </text:span>podran considerar el tema triat com una unitat didàctica, o be com un o més nuclis d'activitat d'una unitat didàctica. En aquest cas caldrà inicialment ubicar i contextualitzar el tema en un cicle formatiu i en el crèdit on es desenvolupi.</text:p>
      <text:p text:style-name="P4"/>
      <text:p text:style-name="P6"><text:span text:style-name="T2">Els aspirants que vulguin optar per l'elaboració d'una unitat didàctica relacionada amb la programació que ha </text:span>presentat, <text:span text:style-name="T1">hauran de concretar la unitat didàctica desenvolupant les activitats d'ensenyament-aprenentatge previstes en almenys un dels nuclis d'activitat</text:span> descrits en la programació.</text:p>
      <text:p text:style-name="P4"/>
      <text:p text:style-name="P6"><text:span text:style-name="T2">En ambdós casos, la programació haurà d'especificar per a cadascuna </text:span><text:span text:style-name="T3">de les activitats d'ensenyament-</text:span><text:span text:style-name="T1">aprenentatge del nucli d'activitats:</text:span></text:p>
      <text:p text:style-name="P4"/>
      <text:p text:style-name="P7">La <text:span text:style-name="T1">ubicació de l'activitat en la unitat didàctica.</text:span></text:p>
      <text:p text:style-name="P4"/>
      <text:p text:style-name="P7">La d<text:span text:style-name="T1">escripció de l'activitat</text:span> i </text:p>
      <text:p text:style-name="P7"/>
      <text:p text:style-name="P7">els<text:span text:style-name="T1"> objectius que l'alumnat ha d'assolir.</text:span></text:p>
      <text:p text:style-name="P4"/>
      <text:p text:style-name="P6"><text:span text:style-name="T2">Els </text:span><text:span text:style-name="T3">organitzadors previs</text:span><text:span text:style-name="T2">: coneixements o capacitats prèvies que ha de tenir l'alumnat per el desenvolupament de </text:span>l'activitat.</text:p>
      <text:p text:style-name="P4"/>
      <text:p text:style-name="P7"><text:span text:style-name="T1">Els continguts que s'hi desenvolupen</text:span>.</text:p>
      <text:p text:style-name="P4"/>
      <text:p text:style-name="P8">La seqüència de desenvolupament de l'activitat.</text:p>
      <text:p text:style-name="P4"/>
      <text:p text:style-name="P8">El recursos necessaris.</text:p>
      <text:p text:style-name="P4"/>
      <text:p text:style-name="P8">Els criteris i instruments d'avaluació.</text:p>
      <text:p text:style-name="P8">El temps previst de realització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, 'Arial Unicode MS'" style:font-charset="x-symbol"/>
    <style:font-face style:name="DejaVu Sans1" svg:font-family="'DejaVu Sans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cte_20_amb_20_fletxa" style:display-name="Objecte amb fletxa" style:family="paragraph" style:parent-style-name="Standard"/>
    <style:style style:name="Objecte_20_amb_20_ombra" style:display-name="Objecte amb ombra" style:family="paragraph" style:parent-style-name="Standard"/>
    <style:style style:name="Objecte_20_sense_20_emplenament" style:display-name="Objecte sense emplenament" style:family="paragraph" style:parent-style-name="Standard"/>
    <style:style style:name="Cos_20_del_20_text_20_justificat" style:display-name="Cos del text justificat" style:family="paragraph" style:parent-style-name="Standard">
      <style:paragraph-properties fo:text-align="start" style:justify-single-word="false"/>
    </style:style>
    <style:style style:name="Sagnat_20_de_20_la_20_primera_20_línia" style:display-name="Sagnat de la primera línia" style:family="paragraph" style:parent-style-name="Standard">
      <style:paragraph-properties fo:margin-left="0cm" fo:margin-right="0cm" fo:text-indent="0.6cm" style:auto-text-indent="false"/>
    </style:style>
    <style:style style:name="Títol1" style:family="paragraph" style:parent-style-name="Standard">
      <style:paragraph-properties fo:text-align="center" style:justify-single-word="false"/>
    </style:style>
    <style:style style:name="Títol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Encapçalament1" style:family="paragraph" style:parent-style-name="Standard">
      <style:paragraph-properties fo:margin-top="0.42cm" fo:margin-bottom="0.21cm"/>
    </style:style>
    <style:style style:name="Encapçalament2" style:family="paragraph" style:parent-style-name="Standard">
      <style:paragraph-properties fo:margin-top="0.42cm" fo:margin-bottom="0.21cm"/>
    </style:style>
    <style:style style:name="Dimensiona_20_la_20_línia" style:display-name="Dimensiona la línia" style:family="paragraph" style:parent-style-name="Standard"/>
    <style:style style:name="Per_20_defecte_7e_LT_7e_Gliederung_20_1" style:display-name="Per defecte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0066cc" style:text-outline="false" style:text-line-through-style="none" style:font-name="DejaVu Sans" fo:font-size="32pt" fo:font-style="normal" fo:text-shadow="1pt 1pt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Per_20_defecte_7e_LT_7e_Gliederung_20_2" style:display-name="Per defecte~LT~Gliederung 2" style:family="paragraph" style:parent-style-name="Per_20_defect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color="#000000" fo:font-size="28pt" fo:text-shadow="none" style:font-size-asian="28pt" style:font-size-complex="28pt"/>
    </style:style>
    <style:style style:name="Per_20_defecte_7e_LT_7e_Gliederung_20_3" style:display-name="Per defecte~LT~Gliederung 3" style:family="paragraph" style:parent-style-name="Per_20_defect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er_20_defecte_7e_LT_7e_Gliederung_20_4" style:display-name="Per defecte~LT~Gliederung 4" style:family="paragraph" style:parent-style-name="Per_20_defect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er_20_defecte_7e_LT_7e_Gliederung_20_5" style:display-name="Per defecte~LT~Gliederung 5" style:family="paragraph" style:parent-style-name="Per_20_defect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Per_20_defecte_7e_LT_7e_Gliederung_20_6" style:display-name="Per defecte~LT~Gliederung 6" style:family="paragraph" style:parent-style-name="Per_20_defecte_7e_LT_7e_Gliederung_20_5">
      <style:paragraph-properties fo:margin-left="7.2cm" fo:margin-right="0cm" fo:text-indent="-0.6cm" style:auto-text-indent="false">
        <style:tab-stops/>
      </style:paragraph-properties>
    </style:style>
    <style:style style:name="Per_20_defecte_7e_LT_7e_Gliederung_20_7" style:display-name="Per defecte~LT~Gliederung 7" style:family="paragraph" style:parent-style-name="Per_20_defecte_7e_LT_7e_Gliederung_20_6">
      <style:paragraph-properties fo:margin-left="8.4cm" fo:margin-right="0cm" fo:text-indent="-0.6cm" style:auto-text-indent="false">
        <style:tab-stops/>
      </style:paragraph-properties>
    </style:style>
    <style:style style:name="Per_20_defecte_7e_LT_7e_Gliederung_20_8" style:display-name="Per defecte~LT~Gliederung 8" style:family="paragraph" style:parent-style-name="Per_20_defecte_7e_LT_7e_Gliederung_20_7">
      <style:paragraph-properties fo:margin-left="9.601cm" fo:margin-right="0cm" fo:text-indent="-0.6cm" style:auto-text-indent="false">
        <style:tab-stops/>
      </style:paragraph-properties>
    </style:style>
    <style:style style:name="Per_20_defecte_7e_LT_7e_Gliederung_20_9" style:display-name="Per defecte~LT~Gliederung 9" style:family="paragraph" style:parent-style-name="Per_20_defecte_7e_LT_7e_Gliederung_20_8">
      <style:paragraph-properties fo:margin-left="10.8cm" fo:margin-right="0cm" fo:text-indent="-0.6cm" style:auto-text-indent="false">
        <style:tab-stops/>
      </style:paragraph-properties>
    </style:style>
    <style:style style:name="Per_20_defecte_7e_LT_7e_Titel" style:display-name="Per defecte~LT~Titel" style:family="paragraph">
      <style:paragraph-properties fo:text-align="center" style:justify-single-word="false" style:text-autospace="none"/>
      <style:text-properties fo:color="#355e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Per_20_defecte_7e_LT_7e_Untertitel" style:display-name="Per defecte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Per_20_defecte_7e_LT_7e_Notizen" style:display-name="Per defect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Per_20_defecte_7e_LT_7e_Hintergrundobjekte" style:display-name="Per defecte~LT~Hintergrundobjekte" style:family="paragraph">
      <style:paragraph-properties style:text-autospace="none"/>
    </style:style>
    <style:style style:name="Per_20_defecte_7e_LT_7e_Hintergrund" style:display-name="Per defecte~LT~Hintergrund" style:family="paragraph">
      <style:paragraph-properties style:text-autospace="none"/>
    </style:style>
    <style:style style:name="WW-Títol" style:family="paragraph">
      <style:paragraph-properties fo:text-align="center" style:justify-single-word="false" style:text-autospace="none"/>
      <style:text-properties fo:color="#355e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Objectes_20_de_20_fons" style:display-name="Objectes de fons" style:family="paragraph">
      <style:paragraph-properties style:text-autospace="none"/>
    </style:style>
    <style:style style:name="Fons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Contorn_20_1" style:display-name="Contorn 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0066cc" style:text-outline="false" style:text-line-through-style="none" style:font-name="DejaVu Sans" fo:font-size="32pt" fo:font-style="normal" fo:text-shadow="1pt 1pt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Contorn_20_2" style:display-name="Contorn 2" style:family="paragraph" style:parent-style-name="Contorn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color="#000000" fo:font-size="28pt" fo:text-shadow="none" style:font-size-asian="28pt" style:font-size-complex="28pt"/>
    </style:style>
    <style:style style:name="Contorn_20_3" style:display-name="Contorn 3" style:family="paragraph" style:parent-style-name="Contorn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Contorn_20_4" style:display-name="Contorn 4" style:family="paragraph" style:parent-style-name="Contorn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Contorn_20_5" style:display-name="Contorn 5" style:family="paragraph" style:parent-style-name="Contorn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Contorn_20_6" style:display-name="Contorn 6" style:family="paragraph" style:parent-style-name="Contorn_20_5">
      <style:paragraph-properties fo:margin-left="7.2cm" fo:margin-right="0cm" fo:text-indent="-0.6cm" style:auto-text-indent="false">
        <style:tab-stops/>
      </style:paragraph-properties>
    </style:style>
    <style:style style:name="Contorn_20_7" style:display-name="Contorn 7" style:family="paragraph" style:parent-style-name="Contorn_20_6">
      <style:paragraph-properties fo:margin-left="8.4cm" fo:margin-right="0cm" fo:text-indent="-0.6cm" style:auto-text-indent="false">
        <style:tab-stops/>
      </style:paragraph-properties>
    </style:style>
    <style:style style:name="Contorn_20_8" style:display-name="Contorn 8" style:family="paragraph" style:parent-style-name="Contorn_20_7">
      <style:paragraph-properties fo:margin-left="9.601cm" fo:margin-right="0cm" fo:text-indent="-0.6cm" style:auto-text-indent="false">
        <style:tab-stops/>
      </style:paragraph-properties>
    </style:style>
    <style:style style:name="Contorn_20_9" style:display-name="Contorn 9" style:family="paragraph" style:parent-style-name="Contorn_20_8">
      <style:paragraph-properties fo:margin-left="10.8cm" fo:margin-right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21pt" style:font-size-asian="21pt" style:font-size-complex="21pt"/>
    </style:style>
    <style:style style:name="Table_20_Contents_20__28_user_29_" style:display-name="Table Contents (user)" style:family="paragraph">
      <style:paragraph-properties style:text-autospace="none"/>
      <style:text-properties fo:font-size="21pt" style:font-size-asian="21pt" style:font-size-complex="21pt"/>
    </style:style>
    <style:style style:name="Body_20_Text" style:display-name="Body Text" style:family="paragraph">
      <style:paragraph-properties fo:margin-top="0cm" fo:margin-bottom="0.374cm" style:text-autospace="none"/>
      <style:text-properties fo:font-size="21pt" style:font-size-asian="21pt" style:font-size-complex="21pt"/>
    </style:style>
    <style:style style:name="Table_20_Heading_20__28_user_29_" style:display-name="Table Heading (user)" style:family="paragraph">
      <style:paragraph-properties fo:text-align="center" style:justify-single-word="false" style:text-autospace="none"/>
      <style:text-properties fo:font-size="21pt" fo:font-style="italic" fo:font-weight="bold" style:font-size-asian="21pt" style:font-style-asian="italic" style:font-weight-asian="bold" style:font-size-complex="21pt" style:font-style-complex="italic" style:font-weight-complex="bold"/>
    </style:style>
    <style:style style:name="Bullet_20_Symbols" style:display-name="Bullet Symbols" style:family="paragraph">
      <style:paragraph-properties style:text-autospace="none"/>
      <style:text-properties style:font-name="StarSymbol" fo:font-size="15.5pt" style:font-name-asian="StarSymbol" style:font-size-asian="15.5pt" style:font-name-complex="StarSymbol" style:font-size-complex="15.5pt"/>
    </style:style>
    <style:style style:name="Heading_20__28_user_29_" style:display-name="Heading (user)" style:family="paragraph">
      <style:paragraph-properties fo:margin-top="0.746cm" fo:margin-bottom="0.374cm" style:text-autospace="none"/>
      <style:text-properties style:font-name="Arial" fo:font-size="24.5pt" style:font-name-asian="Arial" style:font-size-asian="24.5pt" style:font-name-complex="Arial" style:font-size-complex="24.5pt"/>
    </style:style>
    <style:style style:name="heading_20_2" style:display-name="heading 2" style:family="paragraph">
      <style:paragraph-properties fo:margin-top="0.746cm" fo:margin-bottom="0.374cm" style:text-autospace="none"/>
      <style:text-properties style:font-name="Arial" fo:font-size="24.5pt" fo:font-style="italic" fo:font-weight="bold" style:font-name-asian="Arial" style:font-size-asian="24.5pt" style:font-style-asian="italic" style:font-weight-asian="bold" style:font-name-complex="Arial" style:font-size-complex="24.5pt" style:font-style-complex="italic" style:font-weight-complex="bold"/>
    </style:style>
    <style:style style:name="Numbering_20_Symbols" style:display-name="Numbering Symbols" style:family="paragraph">
      <style:paragraph-properties style:text-autospace="none"/>
      <style:text-properties fo:font-size="21pt" style:font-size-asian="21pt" style:font-size-complex="21pt"/>
    </style:style>
    <style:style style:name="Per_20_defecte_20_1_7e_LT_7e_Gliederung_20_1" style:display-name="Per defecte 1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Per_20_defecte_20_1_7e_LT_7e_Gliederung_20_2" style:display-name="Per defecte 1~LT~Gliederung 2" style:family="paragraph" style:parent-style-name="Per_20_defecte_20_1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er_20_defecte_20_1_7e_LT_7e_Gliederung_20_3" style:display-name="Per defecte 1~LT~Gliederung 3" style:family="paragraph" style:parent-style-name="Per_20_defecte_20_1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er_20_defecte_20_1_7e_LT_7e_Gliederung_20_4" style:display-name="Per defecte 1~LT~Gliederung 4" style:family="paragraph" style:parent-style-name="Per_20_defecte_20_1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er_20_defecte_20_1_7e_LT_7e_Gliederung_20_5" style:display-name="Per defecte 1~LT~Gliederung 5" style:family="paragraph" style:parent-style-name="Per_20_defecte_20_1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Per_20_defecte_20_1_7e_LT_7e_Gliederung_20_6" style:display-name="Per defecte 1~LT~Gliederung 6" style:family="paragraph" style:parent-style-name="Per_20_defecte_20_1_7e_LT_7e_Gliederung_20_5">
      <style:paragraph-properties fo:margin-left="7.2cm" fo:margin-right="0cm" fo:text-indent="-0.6cm" style:auto-text-indent="false">
        <style:tab-stops/>
      </style:paragraph-properties>
    </style:style>
    <style:style style:name="Per_20_defecte_20_1_7e_LT_7e_Gliederung_20_7" style:display-name="Per defecte 1~LT~Gliederung 7" style:family="paragraph" style:parent-style-name="Per_20_defecte_20_1_7e_LT_7e_Gliederung_20_6">
      <style:paragraph-properties fo:margin-left="8.4cm" fo:margin-right="0cm" fo:text-indent="-0.6cm" style:auto-text-indent="false">
        <style:tab-stops/>
      </style:paragraph-properties>
    </style:style>
    <style:style style:name="Per_20_defecte_20_1_7e_LT_7e_Gliederung_20_8" style:display-name="Per defecte 1~LT~Gliederung 8" style:family="paragraph" style:parent-style-name="Per_20_defecte_20_1_7e_LT_7e_Gliederung_20_7">
      <style:paragraph-properties fo:margin-left="9.601cm" fo:margin-right="0cm" fo:text-indent="-0.6cm" style:auto-text-indent="false">
        <style:tab-stops/>
      </style:paragraph-properties>
    </style:style>
    <style:style style:name="Per_20_defecte_20_1_7e_LT_7e_Gliederung_20_9" style:display-name="Per defecte 1~LT~Gliederung 9" style:family="paragraph" style:parent-style-name="Per_20_defecte_20_1_7e_LT_7e_Gliederung_20_8">
      <style:paragraph-properties fo:margin-left="10.8cm" fo:margin-right="0cm" fo:text-indent="-0.6cm" style:auto-text-indent="false">
        <style:tab-stops/>
      </style:paragraph-properties>
    </style:style>
    <style:style style:name="Per_20_defecte_20_1_7e_LT_7e_Titel" style:display-name="Per defecte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Per_20_defecte_20_1_7e_LT_7e_Untertitel" style:display-name="Per defecte 1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Per_20_defecte_20_1_7e_LT_7e_Notizen" style:display-name="Per defecte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Per_20_defecte_20_1_7e_LT_7e_Hintergrundobjekte" style:display-name="Per defecte 1~LT~Hintergrundobjekte" style:family="paragraph">
      <style:paragraph-properties style:text-autospace="none"/>
    </style:style>
    <style:style style:name="Per_20_defecte_20_1_7e_LT_7e_Hintergrund" style:display-name="Per defecte 1~LT~Hintergrund" style:family="paragraph">
      <style:paragraph-properties style:text-autospace="none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sergi</meta:initial-creator>
    <meta:creation-date>2006-06-22T00:39:10</meta:creation-date>
    <dc:creator>sergi</dc:creator>
    <dc:date>2006-06-22T01:53:50</dc:date>
    <dc:language>ca-ES</dc:language>
    <meta:editing-cycles>3</meta:editing-cycles>
    <meta:editing-duration>PT1H14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1" meta:word-count="307" meta:character-count="2115"/>
  </office:meta>
</office:document-meta>
</file>